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text-properties style:text-underline-style="none"/>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Heading_20_1">
      <style:paragraph-properties fo:break-before="page"/>
    </style:style>
    <style:style style:name="P15" style:family="paragraph" style:parent-style-name="Heading_20_3">
      <style:text-properties style:text-underline-style="none"/>
    </style:style>
    <style:style style:name="P16" style:family="paragraph" style:parent-style-name="Heading_20_2">
      <style:paragraph-properties fo:break-before="page"/>
    </style:style>
    <style:style style:name="P17" style:family="paragraph" style:parent-style-name="Heading_20_4">
      <style:text-properties style:text-underline-style="none"/>
    </style:style>
    <style:style style:name="P18" style:family="paragraph" style:parent-style-name="List_20_1">
      <style:text-properties fo:font-weight="normal" style:font-weight-asian="normal" style:font-weight-complex="normal"/>
    </style:style>
    <style:style style:name="P19" style:family="paragraph" style:parent-style-name="List_20_1">
      <style:text-properties style:text-underline-style="none"/>
    </style:style>
    <style:style style:name="P20" style:family="paragraph" style:parent-style-name="List_20_1">
      <style:text-properties style:text-underline-style="none" fo:font-weight="normal" style:font-weight-asian="normal" style:font-weight-complex="normal"/>
    </style:style>
    <style:style style:name="P21" style:family="paragraph" style:parent-style-name="Contents_20_1">
      <style:paragraph-properties>
        <style:tab-stops>
          <style:tab-stop style:position="149.01mm" style:type="right" style:leader-style="dotted" style:leader-text="."/>
        </style:tab-stops>
      </style:paragraph-properties>
    </style:style>
    <style:style style:name="P22" style:family="paragraph" style:parent-style-name="Contents_20_2">
      <style:paragraph-properties>
        <style:tab-stops>
          <style:tab-stop style:position="145.03mm" style:type="right" style:leader-style="dotted" style:leader-text="."/>
        </style:tab-stops>
      </style:paragraph-properties>
    </style:style>
    <style:style style:name="P23" style:family="paragraph" style:parent-style-name="Contents_20_3">
      <style:paragraph-properties>
        <style:tab-stops>
          <style:tab-stop style:position="140.04mm" style:type="right" style:leader-style="dotted" style:leader-text="."/>
        </style:tab-stops>
      </style:paragraph-properties>
    </style:style>
    <style:style style:name="P24" style:family="paragraph" style:parent-style-name="Contents_20_4">
      <style:paragraph-properties>
        <style:tab-stops>
          <style:tab-stop style:position="135.04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variant="normal" fo:text-transform="none" style:use-window-font-color="true" style:font-name="Times New Roman" fo:letter-spacing="normal" fo:font-style="normal" fo:font-weight="normal"/>
    </style:style>
    <style:style style:name="T9"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use-window-font-color="true" style:font-name="Times New Roman" fo:font-weight="normal" style:font-weight-asian="normal" style:font-weight-complex="normal"/>
    </style:style>
    <style:style style:name="T14" style:family="text">
      <style:text-properties fo:font-size="12pt" style:font-size-asian="12pt" style:font-size-complex="12pt"/>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577209103" text:style-name="List_20_1">
            <text:list-item>
              <text:p text:style-name="P21">Obsah<text:tab/>1</text:p>
            </text:list-item>
            <text:list-item>
              <text:p text:style-name="P21">Úvod<text:tab/>4</text:p>
            </text:list-item>
            <text:list-item>
              <text:p text:style-name="P21">1 WebArchiv<text:tab/>6</text:p>
            </text:list-item>
          </text:list>
          <text:p text:style-name="P22">1.1 O WebArchivu<text:tab/>6</text:p>
          <text:p text:style-name="P22">1.2 Vývoj projektu<text:tab/>7</text:p>
          <text:p text:style-name="P23">1.2.1 Rok 2000<text:tab/>7</text:p>
          <text:p text:style-name="P23">1.2.2 Rok 2001<text:tab/>7</text:p>
          <text:p text:style-name="P23">1.2.3 Rok 2002<text:tab/>8</text:p>
          <text:p text:style-name="P23">1.2.4 Rok 2003<text:tab/>8</text:p>
          <text:p text:style-name="P23">1.2.5 Rok 2004<text:tab/>8</text:p>
          <text:p text:style-name="P23">1.2.6 Rok 2005<text:tab/>9</text:p>
          <text:p text:style-name="P23">1.2.7 Rok 2006<text:tab/>9</text:p>
          <text:p text:style-name="P23">1.2.8 Rok 2007<text:tab/>9</text:p>
          <text:p text:style-name="P23">1.2.9 Rok 2008<text:tab/>10</text:p>
          <text:p text:style-name="P23">1.2.10 Rok 2009<text:tab/>10</text:p>
          <text:p text:style-name="P23">1.2.11 Rok 2010<text:tab/>11</text:p>
          <text:p text:style-name="P23">1.2.12 Rok 2011<text:tab/>11</text:p>
          <text:p text:style-name="P22">1.3 Současný obsah databáze<text:tab/>12</text:p>
          <text:p text:style-name="P22">1.4 Další informace o projektu<text:tab/>13</text:p>
          <text:p text:style-name="P23">1.4.1 Creative Commons<text:tab/>13</text:p>
          <text:p text:style-name="P23">1.4.2 Partneři projektu<text:tab/>13</text:p>
          <text:p text:style-name="P23">1.4.3 Nasmlouvané webové zdroje<text:tab/>14</text:p>
          <text:p text:style-name="P23">1.4.4 Internet Archive<text:tab/>15</text:p>
          <text:p text:style-name="P23">1.4.5 Další spolupráce<text:tab/>15</text:p>
          <text:p text:style-name="P23">1.4.6 Dostupnost informací<text:tab/>15</text:p>
          <text:p text:style-name="P23">1.4.7 Kritéria výběru webových zdrojů<text:tab/>16</text:p>
          <text:p text:style-name="P24">1.4.7.1 Plošná archivace – harvesting<text:tab/>16</text:p>
          <text:p text:style-name="P24">1.4.7.2 Výběrový přístup – konspekt<text:tab/>17</text:p>
          <text:p text:style-name="P24">1.4.7.3 Tematické sbírky<text:tab/>18</text:p>
          <text:p text:style-name="P22">1.5 Starší práce na téma WebArchiv<text:tab/>19</text:p>
          <text:p text:style-name="P23">1.5.1 Systém pro správu procesu archivace webových informačních zdrojů<text:tab/>19</text:p>
          <text:p text:style-name="P23">1.5.2 Identifikace a omezení přístupu k "nevhodným" stránkám ve webovém archivu<text:tab/>20</text:p>
          <text:p text:style-name="P23">1.5.3 Rozpoznání a archivace českého webu mimo národní doménu<text:tab/>20</text:p>
          <text:p text:style-name="P23">1.5.4 Implementace OAI-PMH pro český WebArchiv<text:tab/>20</text:p>
          <text:p text:style-name="P23">1.5.5 Bibliografický popis elektronických online zdrojů v zahraniční a domácí katalogizační praxi<text:tab/>21</text:p>
          <text:p text:style-name="P23">1.5.6 Zpřístupnění archivu českého webu<text:tab/>21</text:p>
          <text:p text:style-name="P23">1.5.5 Strategie archivace elektronických online zdrojů a politika jejich výběru do digitálního archivu (se zaměřením na český systém WebArchiv)<text:tab/>21</text:p>
          <text:p text:style-name="P22"><text:soft-page-break/>1.6 Nástroje související s projektem WebArchiv<text:tab/>23</text:p>
          <text:p text:style-name="P23">1.6.1 APACHE TOMCAT<text:tab/>23</text:p>
          <text:p text:style-name="P23">1.6.2 ARCRetriever<text:tab/>23</text:p>
          <text:p text:style-name="P23">1.6.3 DeDuplicator<text:tab/>23</text:p>
          <text:p text:style-name="P23">1.6.4 Generátor URN<text:tab/>23</text:p>
          <text:p text:style-name="P23">1.6.5 HERITRIX<text:tab/>24</text:p>
          <text:p text:style-name="P23">1.6.6 ImpEval <text:tab/>24</text:p>
          <text:p text:style-name="P23">1.6.7 NutchWAX<text:tab/>24</text:p>
          <text:p text:style-name="P23">1.6.8 WA ADMIN<text:tab/>25</text:p>
          <text:p text:style-name="P23">1.6.9 WA-CZ<text:tab/>25</text:p>
          <text:p text:style-name="P23">1.6.10 Wayback<text:tab/>25</text:p>
          <text:p text:style-name="P23">1.6.11 WebAnalyzer<text:tab/>26</text:p>
          <text:p text:style-name="P23">1.6.12 Web Curator Tool<text:tab/>26</text:p>
          <text:list xml:id="list471440892" text:continue-numbering="true" text:style-name="List_20_1">
            <text:list-item>
              <text:p text:style-name="P21">2 Archivační formáty<text:tab/>27</text:p>
            </text:list-item>
          </text:list>
          <text:p text:style-name="P22">2.1 Úvod<text:tab/>27</text:p>
          <text:p text:style-name="P22">2.2 Formát nedlib<text:tab/>28</text:p>
          <text:p text:style-name="P23">2.2.1 Popis standardu nedlib<text:tab/>28</text:p>
          <text:p text:style-name="P23">2.2.2 Výhody nedlib<text:tab/>28</text:p>
          <text:p text:style-name="P23">2.2.3 Nevýhody nedlib<text:tab/>28</text:p>
          <text:p text:style-name="P23">2.2.4 Užití v praxi ve WebArchivu<text:tab/>28</text:p>
          <text:p text:style-name="P22">2.3 Formát arc<text:tab/>29</text:p>
          <text:p text:style-name="P23">2.3.1 Popis standardu arc<text:tab/>29</text:p>
          <text:p text:style-name="P23">2.3.2 Výhody arc<text:tab/>29</text:p>
          <text:p text:style-name="P23">2.3.3 Nevýhody arc<text:tab/>29</text:p>
          <text:p text:style-name="P23">2.3.4 Užití v praxi ve WebArchivu<text:tab/>30</text:p>
          <text:p text:style-name="P22">2.4 Formát warc<text:tab/>31</text:p>
          <text:p text:style-name="P23">2.4.1 Popis standardu warc<text:tab/>31</text:p>
          <text:p text:style-name="P23">2.4.2 Výhody warc<text:tab/>31</text:p>
          <text:p text:style-name="P23">2.4.3 Nevýhody warc<text:tab/>32</text:p>
          <text:p text:style-name="P23">2.4.4 Plánované využití<text:tab/>33</text:p>
          <text:p text:style-name="P23">2.4.5 Deduplikace souborů<text:tab/>33</text:p>
          <text:list xml:id="list778758333" text:continue-numbering="true" text:style-name="List_20_1">
            <text:list-item>
              <text:p text:style-name="P21">3 Migrace archivu z formátu arc do formátu warc<text:tab/>34</text:p>
            </text:list-item>
          </text:list>
          <text:p text:style-name="P22">3.1 O migraci<text:tab/>34</text:p>
          <text:p text:style-name="P22">3.2 Použité nástroje<text:tab/>36</text:p>
          <text:p text:style-name="P23">3.2.1 JHOVE<text:tab/>36</text:p>
          <text:p text:style-name="P23">3.2.2 JHOVE2<text:tab/>36</text:p>
          <text:p text:style-name="P23">3.2.3 Jpype<text:tab/>37</text:p>
          <text:p text:style-name="P22">3.3 Testování migračních nástrojů<text:tab/>38</text:p>
          <text:p text:style-name="P23">3.3.1 WARC-TOOLS<text:tab/>38</text:p>
          <text:p text:style-name="P24">3.3.1.1 Kompatibilita s ostatními nástroji<text:tab/>38</text:p>
          <text:p text:style-name="P24">3.3.1.2 Další parametry<text:tab/>39</text:p>
          <text:p text:style-name="P23">3.3.2 WARC-TOOLS / hanzo<text:tab/>39</text:p>
          <text:p text:style-name="P24">3.3.2.1 Kompatibilita s ostatními nástroji<text:tab/>39</text:p>
          <text:p text:style-name="P24"><text:soft-page-break/>3.3.2.2 Další parametry<text:tab/>40</text:p>
          <text:p text:style-name="P23">3.3.3 WARC-TOOLS / kpk09<text:tab/>40</text:p>
          <text:p text:style-name="P24">3.3.3 1 Kompatibilita s ostatními nástroji<text:tab/>40</text:p>
          <text:p text:style-name="P24">3.3.3.2 Další parametry<text:tab/>41</text:p>
          <text:p text:style-name="P22">3.4 Podobnost WARCTOOLS / hanzo s kpk09<text:tab/>42</text:p>
          <text:p text:style-name="P23">3.4.1 Porovnání výstupů pro stejné vstupy<text:tab/>42</text:p>
          <text:p text:style-name="P23">3.4.2 Porovnání zdrojového kódu<text:tab/>42</text:p>
          <text:p text:style-name="P22">3.5 Závěry z porovnávání nástrojů<text:tab/>44</text:p>
          <text:list xml:id="list1019414478" text:continue-numbering="true" text:style-name="List_20_1">
            <text:list-item>
              <text:p text:style-name="P21">4 Závěr<text:tab/>45</text:p>
            </text:list-item>
            <text:list-item>
              <text:p text:style-name="P21">Seznam literatury<text:tab/>46</text:p>
            </text:list-item>
            <text:list-item>
              <text:p text:style-name="P21">Přílohy<text:tab/>50</text:p>
            </text:list-item>
          </text:list>
        </text:index-body>
      </text:table-of-content>
      <text:p text:style-name="P13"/>
      <text:h text:style-name="P14"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Text_20_body"><text:span text:style-name="T5">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span></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4"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268362166"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6" text:outline-level="2">1.2 Vývoj projektu</text:h>
      <text:p text:style-name="Text_20_body">Pokusím se zhMusím ale konstatovat, že ne vždy jsou dokumenty dostupné – některé jsou určené pro interní potřebu řešitelů projektu, některé mohou být poškozené a na některé nevedou správně odkazy.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text:soft-page-break/>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1.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1.2.5 Rok 2004</text:h>
      <text:p text:style-name="P3">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3">Řešitelé se zabývali analýzou možností dalšího vývoje softwaru pro tvorbu <text:soft-page-break/>metadat, jednoznačné identifikace dokumentů, stahování webových zdrojů a jejich ukládání. Dále možnostmi trvalého a efektivního přístupu k uloženým datům.</text:p>
      <text:p text:style-name="P3">Bylo potřeba monitorovat vývoj technologií – zejména standardů pro metadata a formáty. Byly budovány tématické brány a konspekt. WebArchiv užíval nástroje jako NEDLIB, Heritrix. <text:span text:style-name="T4">[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4">[8]</text:span></text:p>
      <text:h text:style-name="Heading_20_3" text:outline-level="3">1.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text:soft-page-break/>Velký význam měla analýza možnosti sklízení bohemikálních zdrojů mimo doménu CZ. Na toto téma byla zpracována i bakalářská práce s názvem<text:span text:style-name="T4"> </text:span><text:span text:style-name="Strong_20_Emphasis"><text:span text:style-name="T4">Rozpoznání </text:span></text:span><text:span text:style-name="Strong_20_Emphasis"><text:span text:style-name="T4">a archivace českého webu mimo národní doménu</text:span></text:span><text:span text:style-name="Strong_20_Emphasis"><text:span text:style-name="T4">, kterou zpracoval Ivan Vlček. [27]</text:span></text:span></text:p>
      <text:p text:style-name="P3">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text:soft-page-break/>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16"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6"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723814019" text:continue-numbering="true" text:style-name="List_20_1">
        <text:list-item>
          <text:p text:style-name="P18"><text:soft-page-break/>Moravská zemská knihovna<text:note text:id="ftn10" text:note-class="footnote"><text:note-citation>10</text:note-citation><text:note-body><text:p text:style-name="Footnote">Bližší informace o Moravské zemské knihovně dostupné online na adrese http://www.mzk.cz</text:p></text:note-body></text:note> – provádí výzkum, má za úkol zveřejňovat výsledky výzkumu a publikuje informaci o projektu. Jejím zřizovatelem je Ministerstvo kultury ČR.</text:p>
        </text:list-item>
        <text:list-item>
          <text:p text:style-name="P18">UVT Masarykovy univerzity<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18">CZ.NIC<text:note text:id="ftn12" text:note-class="footnote"><text:note-citation>12</text:note-citation><text:note-body><text:p text:style-name="Footnote">Bližší informace o organizaci <text:span text:style-name="T4">CZ.NIC</text:span> dostupné online <text:s/>na adrese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6">[23] O politice přijímání nových zdrojů více v části práce věnující se kritériím sklizní.</text:span></text:p>
      <text:h text:style-name="Heading_20_3" text:outline-level="3"><text:soft-page-break/>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3">Pracovníci WebArchivu se účastní odborných konferencí </text:span><text:span text:style-name="Emphasis"><text:span text:style-name="T9">International Internet Preservation Consortium</text:span></text:span><text:span text:style-name="Emphasis"><text:span text:style-name="T9"><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9">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text:soft-page-break/>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7">Projektem WebArchiv se také intenzivně zajímá například Elektronický časopis o informační společnosti – Ikaros</text:span><text:span text:style-name="T7"><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7">.</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text:soft-page-break/>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text:soft-page-break/>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16"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4">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4">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4">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4">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4">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4">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text:soft-page-break/>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6"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3">„Arcretriever je modul pro dodání dokumentu, jenž je součástí systému WERA. Java web aplikace na základe jména archivního souboru a pozice (offsetu) zobrazuje dokumenty vrácené z archivu.“</text:span><text:span text:style-name="T6">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22" text:note-class="footnote"><text:note-citation>22</text:note-citation><text:note-body><text:p text:style-name="Footnote">Webové stránky nástroje DeDuplicator dostupné online na adrese http://deduplicator.sourceforge.net/</text:p></text:note-body></text:note></text:span><text:span text:style-name="T11">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text:soft-page-break/>1.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4">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text:soft-page-break/>a vyhledávání webových zdrojů včetně práce s arc soubory. Nutch nabízí komplexní řešení archivace webových zdrojů.</text:p>
      <text:h text:style-name="Heading_20_3" text:outline-level="3">1.6.8 WA ADMIN</text:h>
      <text:p text:style-name="P5"><text:span text:style-name="T12">V roce 2009 realizoval Adam Brokeš WA Admin v2 v rámci své bakalářské práce s názvem Systém pro správu procesu archivace webových informačních zdrojů</text:span><text:span text:style-name="T12">. WA Admin v2 nahradil nástroj vytvořený Lukášem Matějkou a stejně jako WA Admin sloužil pro </text:span><text:span text:style-name="T8">správu zdrojů, vydavatelů a smluv WebArchivu. [25]</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1.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text:soft-page-break/>1.6.11 WebAnalyzer</text:h>
      <text:p text:style-name="Text_20_body"><text:span text:style-name="T4">Nástroj, který pro WebArchiv vytvořil Ivan Vlček v rámci své bakalářské práce s názvem </text:span><text:span text:style-name="Strong_20_Emphasis"><text:span text:style-name="T4">Rozpoznání a archivace českého webu mimo národní doménu</text:span></text:span><text:span text:style-name="T4"> v roce 2008</text:span><text:span text:style-name="Strong_20_Emphasis"><text:span text:style-name="T4">. Nástroj se v současné době používá. [27]</text:span></text:span></text:p>
      <text:h text:style-name="Heading_20_3" text:outline-level="3">1.6.12 Web Curator Tool</text:h>
      <text:p text:style-name="P5"><text:span text:style-name="T12">Nástroj vyvinutý</text:span><text:span text:style-name="T12"><text:note text:id="ftn29" text:note-class="footnote"><text:note-citation>29</text:note-citation><text:note-body><text:p text:style-name="Footnote">Webové stránky projektu Web Curator Tool dostupné online na adrese http://webcurator.sourceforge.net/</text:p></text:note-body></text:note></text:span><text:span text:style-name="T12"> v roce 2006</text:span><text:span text:style-name="T10"> National Library of New Zealand a The British Library. Nástroj slouží k řízení a stahování webových zdrojů. Stejně jako Dánský NetarchiveSuite používá Heritrix, na rozdíl od NetarchiveSuite je Heritrix jeho součástí.</text:span></text:p>
      <text:h text:style-name="P14"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6"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2.2.2 Výhody nedlib</text:h>
      <text:list xml:id="list200629157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28287006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16"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2.3.2 Výhody arc</text:h>
      <text:list xml:id="list1152486112" text:continue-numbering="true" text:style-name="List_20_1">
        <text:list-item>
          <text:p text:style-name="List_20_1">Na rozdíl od formátu nedlib je soubor dobře čitelný – soubory stažených webových zdrojů jsou ukládány v archivech a členěny.</text:p>
        </text:list-item>
        <text:list-item>
          <text:p text:style-name="P20">Umožňuje vytváření kontrolních součtů archivovaných souborů. Respektive v jedno volné metadatové pole je určeno pro ascii checksum. V praxi se využívá md5 kontrolních součtů.</text:p>
        </text:list-item>
      </text:list>
      <text:h text:style-name="Heading_20_3" text:outline-level="3">2.3.3 Nevýhody arc</text:h>
      <text:list xml:id="list2015282789"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text:soft-page-break/>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6"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2.4.2 Výhody warc</text:h>
      <text:list xml:id="list1411163679"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19">Na rozdíl od arc archivů umožňují warc archivy ukládat nejen http odezvy, ale také původní požadavky.</text:p>
        </text:list-item>
        <text:list-item>
          <text:p text:style-name="P19">Warc umí pracovat s více protokoly: HTTP, FTP, NNTP a SMTP.</text:p>
        </text:list-item>
        <text:list-item>
          <text:p text:style-name="P19">Warc umožňují ukládat větší škálu metadat. Je možné přidávat metadata podle vlastních potřeby, což se může využít při speciálních požadavcích určených vnitřní politikou ukládání souborů.</text:p>
        </text:list-item>
        <text:list-item>
          <text:p text:style-name="P20">Nativně umožňuje kompresi dat.</text:p>
        </text:list-item>
        <text:list-item>
          <text:p text:style-name="P20"><text:span text:style-name="T6">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6"><text:note text:id="ftn35" text:note-class="footnote"><text:note-citation>35</text:note-citation><text:note-body><text:p text:style-name="Footnote">Popis RFC standardu SHA-1 dostupný online na adrese http://tools.ietf.org/html/rfc3174</text:p></text:note-body></text:note></text:span><text:span text:style-name="T6"> hashovací funkcí pro jednoznačné určení stažených dokumentů.</text:span></text:p>
        </text:list-item>
      </text:list>
      <text:h text:style-name="Heading_20_3" text:outline-level="3">2.4.3 Nevýhody warc</text:h>
      <text:list xml:id="list1939983730" text:continue-numbering="true" text:style-name="List_20_1">
        <text:list-item>
          <text:p text:style-name="P19">Neobsahují samoopravný kód – pokud se archiv poruší tak není možné rekonstruovat jeho obsah. To však není dáno vlastnostmi warc archivů, ale tím, že archivy se po vytvoření ještě komprimují nástrojem GZIP.</text:p>
        </text:list-item>
        <text:list-item>
          <text:p text:style-name="P19">Prozatím není vyřešeno, jak efektivně využít možnost ukládání větší <text:soft-page-break/>škály metadat. Za tímto účelem bude nutno provést další studie.</text:p>
        </text:list-item>
        <text:list-item>
          <text:p text:style-name="P19">Prozatím nejsou implementovány nutné nástroje na práci s warc soubory. Před jejich zavedením v projektu WebArchiv bude potřeba tyto nástroje implementovat.</text:p>
        </text:list-item>
        <text:list-item>
          <text:p text:style-name="P19">Zpětná převoditelnost z warc do arc není prozatím triviálně možná. [34] Tím pádem se nedají případné nové sklizně ve formátu warc zařadit ke starým sklizním ve formátu arc.</text:p>
        </text:list-item>
        <text:list-item>
          <text:p text:style-name="P19">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14"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4]</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16" text:outline-level="2">3.2 Použité nástroje</text:h>
      <text:p text:style-name="Text_20_body">Kromě samotných nástrojů pro migrci arc archivů jsem používal i jiné nástroje, zde podávám jejich krátký přehled.</text:p>
      <text:h text:style-name="P15" text:outline-level="3">3.2.1 JHOVE</text:h>
      <text:p text:style-name="P3">Tento program 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3">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3">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0"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3">JHOVE obsahuje moduly pro práci s bytestreamy, ASCII a UTF-8 texty, AIFF a WAVE audio soubory. Dále s obrázky typu GIF, JPEG, JPEG 2000, TIFF. PDF soubory, textovými a <text:s/>XML output handlery. Je naprogramován v programovacím jazyce Java.</text:p>
      <text:p text:style-name="P3">Jelikož je již zastaralý, používal jsem pro svou práci jeho novější verzi: JHOVE2. Přesto je tento nástroj stále vyvíjen a dostupný k volnému stažení<text:note text:id="ftn36" text:note-class="footnote"><text:note-citation>37</text:note-citation><text:note-body><text:p text:style-name="Footnote">Webové stránky projektu JHOVE dostupné online na adrese http://sourceforge.net/projects/jhove/</text:p></text:note-body></text:note>.</text:p>
      <text:h text:style-name="P15" text:outline-level="3">3.2.2 JHOVE2</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7"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V příloze G a O je ukázka výstupu z nástroje pro arc a warc soubor.</text:span></text:p>
      <text:p text:style-name="P3">Protože je JHOVE2 vyvíjen mnoha různými vývojáři, vznikají různé verze tohoto programu se specifickými druhy přidané funkcionality. Pro mé účely jsem použil oficiální verzi<text:note text:id="ftn38" text:note-class="footnote"><text:note-citation>39</text:note-citation><text:note-body><text:p text:style-name="Footnote">Webová stránka projektu JHOVE2 dostupná online na adrese https://bitbucket.org/jhove2/</text:p></text:note-body></text:note> a dále speciální verzi<text:note text:id="ftn39"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text:soft-page-break/>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spuštění Java Virtual Machine uvnitř Python skriptu a následně práci s Java aplikací. Nástroj je dostupný volně ke stažení na webových stránkách<text:note text:id="ftn40" text:note-class="footnote"><text:note-citation>41</text:note-citation><text:note-body><text:p text:style-name="Footnote"><text:s/>Dostupný na: http://jpype.sourceforge.net/</text:p></text:note-body></text:note> jeho vývojářů. Jeho využití bylo zásadní pro možnost testování převáděných ARC archivů.</text:p>
      <text:h text:style-name="P16"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1" text:note-class="footnote"><text:note-citation>42</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text:p>
      <text:h text:style-name="Heading_20_4" text:outline-level="4">3.3.1.1 Kompatibilita s ostatními nástroji</text:h>
      <text:p text:style-name="Text_20_body">Nástroj WARCDUMP není kompatibilní s ostatními mnou testovanými nástroji.</text:p>
      <text:list xml:id="list737086225"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1666828890"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163824317"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2" text:note-class="footnote"><text:note-citation>43</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771323703"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1334606208"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text:note text:id="ftn43" text:note-class="footnote"><text:note-citation>44</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text:p>
      <text:h text:style-name="P17" text:outline-level="4">3.3.3 1 Kompatibilita s ostatními nástroji</text:h>
      <text:list xml:id="list920882215"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17" text:outline-level="4"><text:soft-page-break/>3.3.3.2 Další parametry</text:h>
      <text:list xml:id="list355431647" text:continue-numbering="true" text:style-name="List_20_1">
        <text:list-item>
          <text:p text:style-name="P19">Nemá napsané skripty pro hromadnou migraci.</text:p>
        </text:list-item>
        <text:list-item>
          <text:p text:style-name="P19">Při převodu arc souborů nepřibalí k souboru data. Je potřeba mu dávat na vstup arc.gz soubory.</text:p>
        </text:list-item>
        <text:list-item>
          <text:p text:style-name="P19">Po otestování na zkušebním vzorku je textový warc soubor, totožný se souborem z WARCTOOLS / hanzo.</text:p>
        </text:list-item>
        <text:list-item>
          <text:p text:style-name="P19">Nástroj je v současné době vyvíjen.</text:p>
        </text:list-item>
        <text:list-item>
          <text:p text:style-name="P19">Nástroj nemá dokončenou dokumentaci. V manuálu stojí, že vytváří „crappy“ warc soubory. Nástroj pro migraci je údajně převzat z nástroje WARCTOOLS. [Příloha Z]</text:p>
        </text:list-item>
      </text:list>
      <text:h text:style-name="P16"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4" text:note-class="footnote"><text:note-citation>45</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5" text:note-class="footnote"><text:note-citation>46</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text:soft-page-break/>pomocí nástroje diff. Informace o rozdílnosti je možné zhlédnout z dvou hledisek.</text:p>
      <text:list xml:id="list796106136" text:continue-numbering="true" text:style-name="List_20_1">
        <text:list-item>
          <text:p text:style-name="List_20_1">Změny v WARCTOOLS / hanzo, které se neprojevily v druhém nástroji<text:note text:id="ftn46" text:note-class="footnote"><text:note-citation>47</text:note-citation><text:note-body><text:p text:style-name="Footnote">Náhled změn mezi jednotlivými porovnávanými nástroji dostupný online na adrese https://bitbucket.org/kpk09/warc-tools/compare/..hanzo/warc-tools</text:p></text:note-body></text:note>. Jde o modifikaci ve 29 souborech.</text:p>
        </text:list-item>
        <text:list-item>
          <text:p text:style-name="List_20_1">Změny v WARCTOOLS /kpk09, které se neprojevily v druhém nástroji<text:note text:id="ftn47" text:note-class="footnote"><text:note-citation>48</text:note-citation><text:note-body><text:p text:style-name="Footnote">Náhled změn mezi jednotlivými porovnávanými nástroji dostupný online na adrese https://bitbucket.org/kpk09/warc-tools/compare/..hanzo/warc-tools</text:p></text:note-body></text:note>. Jde o modifikaci v 7 souborech.</text:p>
        </text:list-item>
      </text:list>
      <text:h text:style-name="P16" text:outline-level="2">3.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14" text:outline-level="1">4 Závěr</text:h>
      <text:p text:style-name="Text_20_body">Napiš, že výstupy použiješ jako zprávu pro Národní knihovnu</text:p>
      <text:h text:style-name="P14" text:outline-level="1">Seznam literatury</text:h>
      <text:p text:style-name="seznam_20_literatury">*[1] Co je WebArchiv?. WEBARCHIV. <text:span text:style-name="T3">WebArchiv</text:span> [online]. 21.3.2012 [cit. 2012-03-21]. Dostupné z: http.//www.webarchiv.cz</text:p>
      <text:p text:style-name="seznam_20_literatury">*[2] Charakteristika Webarchivu. WEBARCHIV. <text:span text:style-name="T3">Webarchiv</text:span> [online]. 21.3.2012 [cit. 2012-03-21]. Dostupné z: http://www.webarchiv.cz/wainfo/</text:p>
      <text:p text:style-name="seznam_20_literatury">*[3] Dokumenty. WEBARCHIV. <text:span text:style-name="T3">Webarchiv</text:span> [online]. 21.3.2012 [cit. 2012-03-21]. Dostupné z: http://www.webarchiv.cz/dokumenty/</text:p>
      <text:p text:style-name="seznam_20_literatury">*[4] CELBOVÁ, Ludmila. <text:span text:style-name="T3">Registrace, ochrana a zpřístupnění domácích elektronických zdrojů v síti Internet</text:span>. 2000. Dostupné z: http://www.webarchiv.cz/files/dokumenty/zpravy/zprava2000.pdf</text:p>
      <text:p text:style-name="seznam_20_literatury">*[5] CELBOVÁ, Ludmila. <text:span text:style-name="T3">Registrace, ochrana a zpřístupnění domácích elektronických zdrojů v síti Internet</text:span>. 2002. Dostupné z: http://www.webarchiv.cz/files/dokumenty/zpravy/zprava2001/zprava2001.pdf</text:p>
      <text:p text:style-name="seznam_20_literatury">*[6] CELBOVÁ, Ludmila. <text:span text:style-name="T3">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3">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3">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3">Ochrana a trvalé zpřístupnění webových zdrojů jako součásti národního kulturního dědictví</text:span>. 2006. Dostupné z: http://webarchiv.cz/files/dokumenty/zpravy/zprava-VaV_2006-final.rtf</text:p>
      <text:p text:style-name="seznam_20_literatury">*[10] WEBARCHIV. <text:span text:style-name="T3">Zpráva WebArchiv - obnova dat - 2007</text:span>. Brno, 2007. Dostupné z: https://docs.google.com/Doc?<text:soft-page-break/>docid=0AbRV47jJIQggZG5qOHJtZF8yNmRjanM1dg&amp;hl=cs</text:p>
      <text:p text:style-name="seznam_20_literatury">*[11] CELBOVÁ, Ludmila. <text:span text:style-name="T3">Ochrana a trvalé zpřístupnění webových zdrojů jako součásti národního kulturního dědictví</text:span>. 2007. Dostupné z: http://webarchiv.cz/files/dokumenty/zpravy/zprava2007.pdf</text:p>
      <text:p text:style-name="seznam_20_literatury">*[12] COUFAL, Libor. <text:span text:style-name="T3">Ochrana a trvalé zpřístupnění webových zdrojů jako součásti národního kulturního dědictví</text:span>. 2008. Dostupné z: http://www.webarchiv.cz/files/dokumenty/zpravy/zprava2008.pdf</text:p>
      <text:p text:style-name="seznam_20_literatury">*[13] WEBARCHIV. <text:span text:style-name="T3">Zpráva WebArchiv - VISK - 2009. Brno, 2009</text:span>. Dostupné z: https://docs.google.com/Doc?docid=0AbRV47jJIQggZG5qOHJtZF80NngybjZ3aGY&amp;hl=cs</text:p>
      <text:p text:style-name="seznam_20_literatury">*[14] WEBARCHIV. <text:span text:style-name="T3">Zpráva WebArchiv - Věda a výzkum - 2010</text:span>. Brno, 2010. Dostupné z: https://docs.google.com/Doc?docid=0AbRV47jJIQggZG5qOHJtZF8xOGZ4YzNoamRy&amp;hl=cs</text:p>
      <text:p text:style-name="seznam_20_literatury">*[15] WEBARCHIV. <text:span text:style-name="T3">Zpráva WebArchiv - VISK - 2010</text:span>. Brno, 2010. Dostupné z: https://docs.google.com/Doc?docid=0AbRV47jJIQggZG5qOHJtZF8xN2Q2cnpxcmZm&amp;hl=cs</text:p>
      <text:p text:style-name="seznam_20_literatury">*[16] Celoplošné sklizně. WEBARCHIV. <text:span text:style-name="T3">Webarchiv</text:span> [online]. 21.3.2012 [cit. 2012-03-21]. Dostupné z: http://www.webarchiv.cz/celoplosne-sklizne/</text:p>
      <text:p text:style-name="seznam_20_literatury">[17] <text:s/>. WEBARCHIV. <text:span text:style-name="T3">Webarchiv</text:span> [online]. 21.3.2012 [cit. 2012-03-21]. Dostupné z: http://www.webarchiv.cz/ccinfo/</text:p>
      <text:p text:style-name="seznam_20_literatury">*[18] Gruber, Lukáš. <text:span text:style-name="T3">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3">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3">Webarchiv</text:span> [online]. 21.3.2012 [cit. 2012-03-21]. Dostupné z: http://www.webarchiv.cz/partneri-projektu/</text:p>
      <text:p text:style-name="seznam_20_literatury">[21] <text:s/>. WEBARCHIV. <text:span text:style-name="T3">Webarchiv</text:span> [online]. 21.3.2012 [cit. 2012-03-21]. Dostupné z: <text:soft-page-break/>http://www.webarchiv.cz/vydavatele/</text:p>
      <text:p text:style-name="seznam_20_literatury">[22] <text:s/>. WEBARCHIV. <text:span text:style-name="T3">Webarchiv</text:span> [online]. 21.3.2012 [cit. 2012-03-21]. Dostupné z: http://www.webarchiv.cz/partneri</text:p>
      <text:p text:style-name="seznam_20_literatury">[23] <text:s/>. WEBARCHIV. <text:span text:style-name="T3">Webarchiv</text:span> [online]. 21.3.2012 [cit. 2012-03-21]. Dostupné z: http://www.webarchiv.cz/formular-url/</text:p>
      <text:p text:style-name="seznam_20_literatury">[24] <text:s/>. WEBARCHIV. <text:span text:style-name="T3">Webarchiv</text:span> [online]. 21.3.2012 [cit. 2012-03-21]. Dostupné z: http://www.webarchiv.cz/kriteria/</text:p>
      <text:p text:style-name="seznam_20_literatury">*[25] BARTOŠEK, Miroslav. <text:span text:style-name="T3">Systém pro správu procesu archivace webových informačních zdrojů.</text:span> Brno, 2009. Dostupné z: http://is.muni.cz/th/173018/fi_b/. Bakalářské práce. Masarykova univerzita.</text:p>
      <text:p text:style-name="seznam_20_literatury">*[26] KUSALÍK, Filip. <text:span text:style-name="T3">Identifikace a omezení přístupu k "nevhodným" stránkám ve webovém archivu</text:span>. Brno, 2009. Dostupné z: http://is.muni.cz/th/173018/fi_b/. Bakalářské práce. Masarykova univerzita.</text:p>
      <text:p text:style-name="seznam_20_literatury">*[27] VLČEK, Ivan. <text:span text:style-name="T3">Rozpoznání a archivace českého webu mimo národní doménu</text:span><text:span text:style-name="T6">. Brno</text:span>, 2008. Dostupné z: http://is.muni.cz/th/172585/fi_b/. Bakalářské práce. Masarykova univerzita.</text:p>
      <text:p text:style-name="seznam_20_literatury">*[28] BELLA, Martin. <text:span text:style-name="T3">Implementace OAI-PMH pro český WebArchiv</text:span>. Brno, 2008. Dostupné z: http://is.muni.cz/th/98989/fi_b. Bakalářské práce. Masarykova univerzita.</text:p>
      <text:p text:style-name="seznam_20_literatury">*[29] JELÍNKOVÁ, Lenka. <text:span text:style-name="T3">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3">Zpřístupnění archivu českého webu</text:span>. Brno, 2006. Dostupné z: http://is.muni.cz/th/49968/fi_m. Diplomová práce. Masarykova univerzita.</text:p>
      <text:p text:style-name="seznam_20_literatury">*[31] ŠKODOVÁ, Markéta. <text:span text:style-name="T3">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3">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14"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1</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1T11:35:00</dc:date>
    <dc:creator>Martin Prokop</dc:creator>
    <meta:editing-duration>P4DT8H52M33S</meta:editing-duration>
    <meta:editing-cycles>2297</meta:editing-cycles>
    <meta:document-statistic meta:table-count="1" meta:image-count="0" meta:object-count="0" meta:page-count="51" meta:paragraph-count="525" meta:word-count="9513" meta:character-count="67172" meta:non-whitespace-character-count="58290"/>
  </office:meta>
</office:document-meta>
</file>